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647"/>
    </style:style>
    <style:style style:name="P2" style:family="paragraph" style:parent-style-name="Standard">
      <style:text-properties officeooo:rsid="00171647" officeooo:paragraph-rsid="00171647"/>
    </style:style>
    <style:style style:name="P3" style:family="paragraph" style:parent-style-name="Standard">
      <style:text-properties officeooo:rsid="00171647" officeooo:paragraph-rsid="0019ee73"/>
    </style:style>
    <style:style style:name="P4" style:family="paragraph" style:parent-style-name="Standard">
      <style:text-properties officeooo:rsid="00187241" officeooo:paragraph-rsid="00187241"/>
    </style:style>
    <style:style style:name="P5" style:family="paragraph" style:parent-style-name="Standard">
      <style:text-properties officeooo:rsid="00187241" officeooo:paragraph-rsid="00193851"/>
    </style:style>
    <style:style style:name="P6" style:family="paragraph" style:parent-style-name="Standard">
      <style:text-properties officeooo:rsid="00193851" officeooo:paragraph-rsid="00193851"/>
    </style:style>
    <style:style style:name="T1" style:family="text">
      <style:text-properties officeooo:rsid="00187241"/>
    </style:style>
    <style:style style:name="T2" style:family="text">
      <style:text-properties officeooo:rsid="00193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urmet Restaurant Management Systems</text:p>
      <text:p text:style-name="P1"/>
      <text:p text:style-name="P3"><text:span text:style-name="T2">Group 6 </text:span>is designing a Management System for a specific restuaeant to make the process flow of the business much easier and on a path of success. The system consists of 2 main actors which is the Customer and the System administrator. The <text:span text:style-name="T1">customers</text:span> will sign in using their details <text:span text:style-name="T1">and these will be stored onto the database, after a succesfully setup the customers will then be able to sign in onto the system perform certain actions. </text:span></text:p>
      <text:p text:style-name="P3"/>
      <text:p text:style-name="P3"><text:span text:style-name="T1">(Bare in mind the team is using an agile approach so the documentation of the project is subject to changing over time)</text:span></text:p>
      <text:p text:style-name="P2"/>
      <text:p text:style-name="P2">The use cases for the Customer will include: make delivery/pickup order, make reservation.</text:p>
      <text:p text:style-name="P2">The use cases for the System Administrator will include: maintain stock, plan menu, track reservation, calculate meal costs <text:span text:style-name="T1">and so on.</text:span></text:p>
      <text:p text:style-name="P2"/>
      <text:p text:style-name="P4">The <text:span text:style-name="T2">team members responsible for the </text:span>front end of the system <text:span text:style-name="T2">that will be showcasing the use features interlinking with the backend of the system for the final view result for the customer are</text:span>:</text:p>
      <text:p text:style-name="P4"><text:span text:style-name="T2">Tumelo</text:span> Moloi <text:span text:style-name="T2">816926</text:span></text:p>
      <text:p text:style-name="P4">Ishmael Sibisi <text:span text:style-name="T2">915702</text:span></text:p>
      <text:p text:style-name="P4"/>
      <text:p text:style-name="P5">The <text:span text:style-name="T2">team members responsible for the back</text:span> end of the system <text:span text:style-name="T2">that will be implementing modules and controllers are: </text:span></text:p>
      <text:p text:style-name="P5">Lesego Siritili <text:span text:style-name="T2">722957</text:span> </text:p>
      <text:p text:style-name="P6">Samkelisiwe Mhlanga 937608</text:p>
      <text:p text:style-name="P6"/>
      <text:p text:style-name="P6">Description of the input:</text:p>
      <text:p text:style-name="P6"/>
      <text:p text:style-name="P6">User:</text:p>
      <text:p text:style-name="P6">Email address</text:p>
      <text:p text:style-name="P6">Password</text:p>
      <text:p text:style-name="P6">Delivery address</text:p>
      <text:p text:style-name="P6">Reservation</text:p>
      <text:p text:style-name="P6">Food Item chosen</text:p>
      <text:p text:style-name="P6">Credit card details (add on feature)</text:p>
      <text:p text:style-name="P6"/>
      <text:p text:style-name="P6">Administrator:</text:p>
      <text:p text:style-name="P6">Stock details</text:p>
      <text:p text:style-name="P6">Menu items</text:p>
      <text:p text:style-name="P6">Tracking the reservations</text:p>
      <text:p text:style-name="P6">Tracking the delivery</text:p>
      <text:p text:style-name="P6">Meal costs</text:p>
      <text:p text:style-name="P6">Costs incurred</text:p>
      <text:p text:style-name="P6">Information about waiters</text:p>
      <text:p text:style-name="P6">Report generation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5:06:45.952445913</meta:creation-date>
    <dc:date>2017-08-07T15:45:04.712320238</dc:date>
    <meta:editing-duration>PT3M58S</meta:editing-duration>
    <meta:editing-cycles>1</meta:editing-cycles>
    <meta:document-statistic meta:table-count="0" meta:image-count="0" meta:object-count="0" meta:page-count="1" meta:paragraph-count="28" meta:word-count="242" meta:character-count="1492" meta:non-whitespace-character-count="1275"/>
    <meta:generator>LibreOffice/5.1.4.2$Linux_X86_64 LibreOffice_project/10m0$Build-2</meta:generator>
  </office:meta>
</office:document-meta>
</file>